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02cm"/>
    </style:style>
    <style:style style:name="Tabella2.B" style:family="table-column">
      <style:table-column-properties style:column-width="8.62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5.002cm" fo:margin-left="0.626cm" table:align="left"/>
    </style:style>
    <style:style style:name="Tabella5.A" style:family="table-column">
      <style:table-column-properties style:column-width="1.251cm"/>
    </style:style>
    <style:style style:name="Tabella5.B" style:family="table-column">
      <style:table-column-properties style:column-width="1.7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8.001cm"/>
    </style:style>
    <style:style style:name="Tabella5.A1" style:family="table-cell">
      <style:table-cell-properties fo:padding-left="0.125cm" fo:padding-right="0.125cm" fo:padding-top="0cm" fo:padding-bottom="0cm" fo:border="0.5pt solid #000000"/>
    </style:style>
    <style:style style:name="Tabella6" style:family="table">
      <style:table-properties style:width="17.247cm" fo:margin-left="0cm" table:align="left"/>
    </style:style>
    <style:style style:name="Tabella6.A" style:family="table-column">
      <style:table-column-properties style:column-width="8.624cm"/>
    </style:style>
    <style:style style:name="Tabella6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 style:vertical-align="auto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text-properties fo:font-size="11pt" style:font-size-asian="11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Normale">
      <style:paragraph-properties fo:text-align="end" style:justify-single-word="false"/>
    </style:style>
    <style:style style:name="P7" style:family="paragraph" style:parent-style-name="Normale">
      <style:text-properties fo:font-weight="bold" style:font-weight-asian="bold"/>
    </style:style>
    <style:style style:name="P8" style:family="paragraph" style:parent-style-name="Normale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Normale">
      <style:paragraph-properties fo:text-align="center" style:justify-single-word="false"/>
    </style:style>
    <style:style style:name="P10" style:family="paragraph" style:parent-style-name="Normale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12" style:family="paragraph" style:parent-style-name="Normale">
      <style:paragraph-properties fo:margin-left="0cm" fo:margin-right="0cm" fo:text-align="justify" style:justify-single-word="false" fo:text-indent="0.751cm" style:auto-text-indent="false"/>
    </style:style>
    <style:style style:name="P13" style:family="paragraph" style:parent-style-name="Normale">
      <style:paragraph-properties fo:margin-left="0.501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Normale">
      <style:paragraph-properties fo:margin-left="1.905cm" fo:margin-right="0cm" fo:text-indent="0.593cm" style:auto-text-indent="false">
        <style:tab-stops/>
      </style:paragraph-properties>
    </style:style>
    <style:style style:name="P15" style:family="paragraph" style:parent-style-name="Normale">
      <style:paragraph-properties fo:margin-left="0.4cm" fo:margin-right="0cm" fo:text-indent="0cm" style:auto-text-indent="false">
        <style:tab-stops/>
      </style:paragraph-properties>
    </style:style>
    <style:style style:name="P16" style:family="paragraph" style:parent-style-name="Normale">
      <style:paragraph-properties fo:margin-left="0.4cm" fo:margin-right="0cm" fo:text-align="justify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17" style:family="paragraph" style:parent-style-name="Normale">
      <style:paragraph-properties fo:margin-left="0.4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Rientro_20_corpo_20_del_20_testo">
      <style:text-properties fo:font-size="10pt" style:font-size-asian="10pt"/>
    </style:style>
    <style:style style:name="P19" style:family="paragraph" style:parent-style-name="Rientro_20_corpo_20_del_20_testo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P20" style:family="paragraph" style:parent-style-name="Rientro_20_corpo_20_del_20_testo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weight-complex="normal"/>
    </style:style>
    <style:style style:name="P21" style:family="paragraph" style:parent-style-name="Rientro_20_corpo_20_del_20_testo_20_2">
      <style:text-properties fo:background-color="#00ff00"/>
    </style:style>
    <style:style style:name="P22" style:family="paragraph" style:parent-style-name="Normale">
      <style:paragraph-properties fo:margin-left="1cm" fo:margin-right="1cm" fo:text-align="justify" style:justify-single-word="false" fo:text-indent="0cm" style:auto-text-indent="false">
        <style:tab-stops>
          <style:tab-stop style:position="-0.365cm"/>
        </style:tab-stops>
      </style:paragraph-properties>
    </style:style>
    <style:style style:name="P23" style:family="paragraph" style:parent-style-name="Normale" style:list-style-name="L8"/>
    <style:style style:name="P24" style:family="paragraph" style:parent-style-name="Normale">
      <style:paragraph-properties fo:text-align="center" style:justify-single-word="false"/>
    </style:style>
    <style:style style:name="P25" style:family="paragraph" style:parent-style-name="Normale">
      <style:paragraph-properties fo:text-align="center" style:justify-single-word="false"/>
      <style:text-properties officeooo:paragraph-rsid="0007d05b"/>
    </style:style>
    <style:style style:name="P26" style:family="paragraph" style:parent-style-name="Normale" style:master-page-name="MPF0">
      <style:paragraph-properties style:page-number="auto" fo:break-before="page"/>
      <style:text-properties fo:font-size="11pt" style:font-size-asian="11pt"/>
    </style:style>
    <style:style style:name="P27" style:family="paragraph">
      <style:paragraph-properties fo:text-align="justify"/>
    </style:style>
    <style:style style:name="P28" style:family="paragraph">
      <style:paragraph-properties fo:line-height="100%"/>
    </style:style>
    <style:style style:name="P29" style:family="paragraph">
      <style:paragraph-properties fo:line-height="200%" fo:text-align="justify"/>
    </style:style>
    <style:style style:name="P30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fo:background-color="#00ff00" style:font-weight-asian="bold" style:font-weight-complex="bold"/>
    </style:style>
    <style:style style:name="T6" style:family="text">
      <style:text-properties fo:background-color="#00ff00"/>
    </style:style>
    <style:style style:name="T7" style:family="text">
      <style:text-properties officeooo:rsid="0007d05b" fo:background-color="#00ff00"/>
    </style:style>
    <style:style style:name="T8" style:family="text">
      <style:text-properties fo:font-size="10pt" fo:background-color="#00ff00" style:font-size-asian="10pt"/>
    </style:style>
    <style:style style:name="T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fo:background-color="#00ff00" style:font-size-asian="10pt"/>
    </style:style>
    <style:style style:name="T10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1" style:family="text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/>
    </style:style>
    <style:style style:name="T12" style:family="text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weight-complex="normal"/>
    </style:style>
    <style:style style:name="T13" style:family="text">
      <style:text-properties officeooo:rsid="0007d05b"/>
    </style:style>
    <style:style style:name="T14" style:family="text">
      <style:text-properties style:font-name="Arial" fo:font-size="20pt" fo:font-weight="bold" style:font-size-asian="20pt" style:font-weight-asian="bold"/>
    </style:style>
    <style:style style:name="T15" style:family="text">
      <style:text-properties fo:font-size="16pt" fo:font-style="italic" style:font-size-asian="16pt" style:font-style-asian="italic"/>
    </style:style>
    <style:style style:name="T16" style:family="text">
      <style:text-properties style:font-name="Arial" fo:font-style="italic" style:font-style-asian="italic" style:font-style-complex="italic" style:font-weight-complex="bold"/>
    </style:style>
    <style:style style:name="T17" style:family="text">
      <style:text-properties fo:color="#808080" fo:font-size="12pt" fo:font-style="italic" fo:font-weight="bold" style:font-size-asian="12pt" style:font-style-asian="italic" style:font-weight-asian="bold"/>
    </style:style>
    <style:style style:name="T18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WW_5f_CharLFO5LVL1" text:bullet-char="">
        <style:list-level-properties text:space-before="0.401cm" text:min-label-width="1cm"/>
        <style:text-properties style:font-name="Wingdings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P4"/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istanza <text:s/>n. [numero] del [data_presentazione]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5">Al Sig. [richiedenti.nominativo;block=w:tr]</text:p>
            <text:p text:style-name="P5">[richiedenti.indirizzo]</text:p>
            <text:p text:style-name="P5">[richiedenti.cap] [richiedenti.comune] ([richiedenti.provincia])</text:p>
            <text:p text:style-name="P7"/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Oggetto :</text:p>
          </table:table-cell>
          <table:table-cell table:style-name="Tabella4.A1" office:value-type="string">
            <text:p text:style-name="P1">Comunicazione dell’avvenuto rilascio del permesso di costruire da richiesto con istanza recepita agli atti del Comune in data [data_presentazione] con il prot. n. [protocollo] del [data_protocollo] relativa ad opere [oggetto] in Savona, [ubicazione].</text:p>
          </table:table-cell>
        </table:table-row>
      </table:table>
      <text:p text:style-name="P11"/>
      <text:p text:style-name="P11"/>
      <text:p text:style-name="P12">Con la presente si comunica che è depositato, presso l’Ufficio Amministrativo del Settore Pianificazione Territoriale del Comune di Savona <text:s/>(tel. n° 019-8310300/616/290), <text:s/>il permesso di costruire prot. n. _______ rilasciato il___________ richiesto con l’istanza citata in oggetto.</text:p>
      <text:p text:style-name="P12">Per il ritiro e la notifica dello stesso, si invita la S.V. a presentarsi <text:s/><text:span text:style-name="Car._20_predefinito_20_paragrafo"><text:span text:style-name="T3">di persona</text:span></text:span> presso l’ufficio sopraindicato, con la presente comunicazione, nei seguenti giorni:</text:p>
      <text:p text:style-name="P13"><text:span text:style-name="Car._20_predefinito_20_paragrafo"><text:span text:style-name="T4">martedì e <text:s/>giovedì <text:s text:c="2"/>dalle ore <text:s/>10,00 <text:s/>alle <text:s/>ore <text:s/>12,30 </text:span></text:span>munito di:</text:p>
      <text:p text:style-name="P13"/>
      <text:list xml:id="list2733619466937152700" text:style-name="L8">
        <text:list-item>
          <text:p text:style-name="P23">ricevuta di versamento di complessivi € __________ effettuato precisando le seguenti causali:</text:p>
        </text:list-item>
      </text:list>
      <text:p text:style-name="P14">€ __________ quale quota per diritti speciali D.L. 289/92</text:p>
      <text:p text:style-name="P14">€ __________ quale quota per diritti segreteria</text:p>
      <text:p text:style-name="P14">€ __________ quale quota per rimborso stampati;</text:p>
      <text:p text:style-name="P14">€ __________ quale quota per imposta di bollo;</text:p>
      <text:p text:style-name="P14"/>
      <text:list xml:id="list150457453143878" text:continue-numbering="true" text:style-name="L8">
        <text:list-item>
          <text:p text:style-name="P23">ricevuta di versamento di <text:span text:style-name="T13">[oneri_urb]</text:span>) quale quota di contributo ai sensi art. 2, comma 1, lett. a) L.R. n. 25 del 7/4/1995,</text:p>
        </text:list-item>
      </text:list>
      <text:p text:style-name="P15"/>
      <text:list xml:id="list150457454164843" text:continue-numbering="true" text:style-name="L8">
        <text:list-item>
          <text:p text:style-name="P23">ricevuta di versamento di [oneri_cc]) quale quota di contributo ai sensi art. 2, comma 1, lett. b) L.R. n. 25 del 7/4/1995.</text:p>
        </text:list-item>
      </text:list>
      <text:p text:style-name="Normale"/>
      <text:list xml:id="list150457455169605" text:continue-numbering="true" text:style-name="L8">
        <text:list-item>
          <text:p text:style-name="P23">ricevuta di versamento di € «ONERI_ALTRI») quale contributo sostitutivo parcheggi e/o aree verdi non reperiti.</text:p>
        </text:list-item>
      </text:list>
      <text:p text:style-name="P16">I versamenti sono da effettuare presso la Tesoreria del Comune di Savona – Cassa di Risparmio di Savona, via Aonzo 25R <text:s/>(per eventuale bonifico c.c. n. 17/90 intestato a Tesoreria Comunale codice IBAN IT31 H063 1010 6980 0000 0001 790)</text:p>
      <text:p text:style-name="P1"><text:span text:style-name="Car._20_predefinito_20_paragrafo"><text:span text:style-name="T6">(IN CASO DI PERMESSI IN SANATORIA CHE NON PREVEDONO ULTERIORI OPERE ELIMINARE LA PARTE SOTTOSTANTE)</text:span></text:span></text:p>
      <text:p>Il presente avviso ha valore di notifica ai sensi dell’art. 34, comma 2 della L.R. 16/08.</text:p>
      <text:p>Si avverte che dalla data di ricevimento dello stesso, <text:s/>decorre il termine di inizio dei lavori ai sensi dell’art. 34 ,comma 5 della L.R. 16/08.</text:p>
      <text:p text:style-name="Text_20_body_20_indent"><text:span text:style-name="Car._20_predefinito_20_paragrafo"><text:span text:style-name="T8"><text:s/>(IN CASO DI PERMESSI non onerosi ELIMINARE LA PARTE SOTTOSTANTE)</text:span></text:span></text:p>
      <text:p>Si avvisa inoltre che le quote di contributo ai sensi della L.R. n. 25 del 7/4/1995 dovranno essere versate entro e non oltre 30 giorni dal ricevimento della presente, e comunque prima della notifica del permesso di costruire, avvertendo che in difetto verrà applicata la sanzione ai sensi dell’art. 57 della L.R. 16/08 e successive modifiche e integrazioni.</text:p>
      <text:p text:style-name="Text_20_body_20_indent"><text:soft-page-break/><text:span text:style-name="Car._20_predefinito_20_paragrafo"><text:span text:style-name="T9">In caso di rateizzazione</text:span></text:span><text:span text:style-name="Car._20_predefinito_20_paragrafo"><text:span text:style-name="T10"> </text:span></text:span></text:p>
      <text:p text:style-name="P17"/>
      <text:p text:style-name="P21">(SPECIFICARE IL PAGAMENTO DELLA PRIMA RATA <text:s text:c="3"/>ossia </text:p>
      <text:p text:style-name="Rientro_20_corpo_20_del_20_testo_20_2"><text:span text:style-name="Car._20_predefinito_20_paragrafo"><text:span text:style-name="T6">……….ricevuta di versamento di €_</text:span></text:span><text:span text:style-name="Car._20_predefinito_20_paragrafo"><text:span text:style-name="T7">[oneri_b1b2_10p]</text:span></text:span><text:span text:style-name="Car._20_predefinito_20_paragrafo"><text:span text:style-name="T6">_________________) quale </text:span></text:span><text:span text:style-name="Car._20_predefinito_20_paragrafo"><text:span text:style-name="T5">I rata</text:span></text:span><text:span text:style-name="Car._20_predefinito_20_paragrafo"><text:span text:style-name="T6"> della quota di contributo ai sensi art. 2, comma 1, lett. a) L.R. n. 25 del 7/4/1995,</text:span></text:span></text:p>
      <text:p text:style-name="P15"><text:span text:style-name="Car._20_predefinito_20_paragrafo"><text:span text:style-name="T6">………ricevuta di versamento di €[oneri_cc]) quale </text:span></text:span><text:span text:style-name="Car._20_predefinito_20_paragrafo"><text:span text:style-name="T5">I rata</text:span></text:span><text:span text:style-name="Car._20_predefinito_20_paragrafo"><text:span text:style-name="T6"> della quota di contributo ai sensi art. 2, comma 1, lett. b) L.R. n. 25 del 7/4/1995.</text:span></text:span></text:p>
      <text:p text:style-name="Text_20_body_20_indent"><text:span text:style-name="Car._20_predefinito_20_paragrafo"><text:span text:style-name="T9">e aggiungere</text:span></text:span></text:p>
      <text:p/>
      <text:p text:style-name="Text_20_body_20_indent"><text:span text:style-name="Car._20_predefinito_20_paragrafo"><text:span text:style-name="T12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/text:span><text:span text:style-name="Car._20_predefinito_20_paragrafo"><text:span text:style-name="T11">dall’art. 57 della L.R. 16/08 e successive modifiche e integrazioni.</text:span></text:span></text:p>
      <text:p>L’intero importo dovrà comunque essere interamente versato al momento della comunicazione di ultimazione dei lavori, qualora ciò avvenga in data antecedente alle scadenze fissate.</text:p>
      <text:p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9"/>
            <text:p text:style-name="P9">I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Normale"/>
            <text:p text:style-name="P9"><text:s/>€ <text:span text:style-name="T13">[rata_1]</text:span></text:p>
          </table:table-cell>
          <table:table-cell table:style-name="Tabella5.A1" office:value-type="string">
            <text:p text:style-name="P1">entro e non oltre 30 giorni dalla data di ricevimento della presente e comunque prima della notifica del permesso di costruire </text:p>
          </table:table-cell>
        </table:table-row>
        <table:table-row>
          <table:table-cell table:style-name="Tabella5.A1" office:value-type="string">
            <text:p text:style-name="P9"/>
            <text:p text:style-name="P9">II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P9"/>
            <text:p text:style-name="P25"><text:s/>€ <text:span text:style-name="T13">[rata_2]</text:span></text:p>
            <text:p text:style-name="P9"/>
          </table:table-cell>
          <table:table-cell table:style-name="Tabella5.A1" office:value-type="string">
            <text:p text:style-name="P10"/>
            <text:p text:style-name="P10">entro e non oltre il_____________________</text:p>
            <text:p text:style-name="P1"/>
          </table:table-cell>
        </table:table-row>
        <table:table-row>
          <table:table-cell table:style-name="Tabella5.A1" office:value-type="string">
            <text:p text:style-name="P9"/>
            <text:p text:style-name="P9">III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P9"/>
            <text:p text:style-name="P25"><text:s/>€ <text:span text:style-name="T13">[rata_3]</text:span></text:p>
          </table:table-cell>
          <table:table-cell table:style-name="Tabella5.A1" office:value-type="string">
            <text:p text:style-name="P10"/>
            <text:p text:style-name="P10">entro e non oltre il_____________________</text:p>
            <text:p text:style-name="P1"/>
          </table:table-cell>
        </table:table-row>
        <table:table-row>
          <table:table-cell table:style-name="Tabella5.A1" office:value-type="string">
            <text:p text:style-name="P9"/>
            <text:p text:style-name="P9">IV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P9"/>
            <text:p text:style-name="P25"><text:s/>€ <text:span text:style-name="T13">[rata_4]</text:span></text:p>
          </table:table-cell>
          <table:table-cell table:style-name="Tabella5.A1" office:value-type="string">
            <text:p text:style-name="P10"/>
            <text:p text:style-name="P10">entro e non oltre il_____________________</text:p>
            <text:p text:style-name="P1"/>
          </table:table-cell>
        </table:table-row>
      </table:table>
      <text:p/>
      <text:p/>
      <text:p text:style-name="P12">Distinti saluti</text:p>
      <text:p text:style-name="Normale"/>
      <table:table table:name="Tabella6" table:style-name="Tabella6">
        <table:table-column table:style-name="Tabella6.A" table:number-columns-repeated="2"/>
        <table:table-row>
          <table:table-cell table:style-name="Tabella6.A1" office:value-type="string">
            <text:p text:style-name="P25"><text:span text:style-name="T13">L'istruttore tecnico</text:span></text:p>
            <text:p text:style-name="P25"><text:span text:style-name="T13">[istruttore_tecnico]</text:span></text:p>
          </table:table-cell>
          <table:table-cell table:style-name="Tabella6.A1" office:value-type="string">
            <text:p text:style-name="P9">Il responsabile del Servizio Edilizia Privata</text:p>
            <text:p text:style-name="P9">Geom. Ivo Maffioli</text:p>
          </table:table-cell>
        </table:table-row>
      </table:table>
      <text:p text:style-name="P2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line-height="200%" fo:text-align="justify" style:justify-single-word="false" fo:hyphenation-ladder-count="no-limit" fo:keep-with-next="always" style:text-autospace="ideograph-alpha" style:punctuation-wrap="hanging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751cm" style:auto-text-indent="false" style:vertical-align="auto"/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283cm"/>
    </style:style>
    <style:style style:name="Tabella1.D" style:family="table-column">
      <style:table-column-properties style:column-width="5.468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line-height="100%"/>
    </style:style>
    <style:style style:name="MP3" style:family="paragraph">
      <style:paragraph-properties fo:line-height="200%" fo:text-align="justify"/>
    </style:style>
    <style:style style:name="MP4" style:family="paragraph">
      <style:paragraph-properties style:writing-mode="lr-tb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style:font-name="Arial" fo:font-style="italic" style:font-style-asian="italic" style:font-style-complex="italic" style:font-weight-complex="bold"/>
    </style:style>
    <style:style style:name="MT5" style:family="text">
      <style:text-properties fo:color="#808080" fo:font-size="12pt" fo:font-style="italic" fo:font-weight="bold" style:font-size-asian="12pt" style:font-style-asian="italic" style:font-weight-asian="bold"/>
    </style:style>
    <style:style style:name="MT6" style:family="text">
      <style:text-properties fo:color="#808080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 <text:s text:c="8"/></text:span></text:p><text:p text:style-name="MP1"><text:span text:style-name="MT3">Settore Pianificazione Territoriale </text:span></text:p><text:p text:style-name="MP2">Sportello Unico per l’Edilizia</text:p><text:p text:style-name="MP1"><text:span text:style-name="MT4"/></text:p><text:p text:style-name="MP1"><text:span text:style-name="MT4"><text:s text:c="109"/></text:span><text:span text:style-name="MT4">RACCOMANDATA A.R.</text:span></text:p><text:p text:style-name="MP3"><text:span text:style-name="MT5"/></text:p><text:p text:style-name="MP1"><text:span text:style-name="MT6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5"><text:span text:style-name="Car._20_predefinito_20_paragrafo"><text:span text:style-name="MT7">Struttura:</text:span></text:span></text:p>
            </table:table-cell>
            <table:table-cell table:style-name="Tabella1.B1" office:value-type="string">
              <text:p text:style-name="MP5"><text:span text:style-name="Car._20_predefinito_20_paragrafo"><text:span text:style-name="MT7">Servizio Edilizia privata</text:span></text:span></text:p>
            </table:table-cell>
            <table:table-cell table:style-name="Tabella1.B1" office:value-type="string">
              <text:p text:style-name="MP6"/>
            </table:table-cell>
            <table:table-cell table:style-name="Tabella1.D1" office:value-type="string">
              <text:p text:style-name="MP6"/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 text:c="3"/>- <text:s text:c="3"/>17100 <text:s/>Savona</text:p>
            </table:table-cell>
            <table:table-cell table:style-name="Tabella1.B2" office:value-type="string">
              <text:p text:style-name="MP6">Funzionario:</text:p>
            </table:table-cell>
            <table:table-cell table:style-name="Tabella1.D2" office:value-type="string">
              <text:p text:style-name="MP6">Geom. Ivo Maffioli</text:p>
            </table:table-cell>
          </table:table-row>
          <table:table-row>
            <table:table-cell table:style-name="Tabella1.A3" office:value-type="string">
              <text:p text:style-name="MP6"/>
            </table:table-cell>
            <table:table-cell table:style-name="Tabella1.B3" office:value-type="string">
              <text:p text:style-name="MP6">tel. <text:s/>019-8310291/294/298/337</text:p>
              <text:p text:style-name="MP6">telefax 019-8310356</text:p>
            </table:table-cell>
            <table:table-cell table:style-name="Tabella1.B3" office:value-type="string">
              <text:p text:style-name="MP6">Orario:</text:p>
            </table:table-cell>
            <table:table-cell table:style-name="Tabella1.D3" office:value-type="string">
              <text:p text:style-name="MP6">martedì <text:s/>e giovedì <text:s/>ore 10:00 - 12:30</text:p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/>
    <meta:initial-creator>Claudio</meta:initial-creator>
    <meta:creation-date>2014-01-27T11:02:00Z</meta:creation-date>
    <dc:date>2014-01-31T15:04:57.291000000</dc:date>
    <meta:print-date>2003-07-21T13:17:00Z</meta:print-date>
    <meta:editing-cycles>4</meta:editing-cycles>
    <meta:editing-duration>PT42M</meta:editing-duration>
    <meta:document-statistic meta:table-count="6" meta:image-count="0" meta:object-count="1" meta:page-count="2" meta:paragraph-count="64" meta:word-count="631" meta:character-count="4218" meta:non-whitespace-character-count="3616"/>
    <meta:template xlink:type="simple" xlink:actuate="onRequest" xlink:title="" xlink:href="./AVVISO%20rilascio%20permesso%20di%20costruire%2004-13.dot"/>
  </office:meta>
</office:document-meta>
</file>